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P2" style:family="paragraph" style:parent-style-name="Standard">
      <style:paragraph-properties fo:text-align="center"/>
      <style:text-properties style:font-name="Times" fo:font-size="12.0pt"/>
    </style:style>
    <style:style style:name="P3" style:family="paragraph" style:parent-style-name="Standard">
      <style:paragraph-properties fo:text-align="center"/>
      <style:text-properties style:font-name="Times" fo:font-size="20.0pt"/>
    </style:style>
    <style:style style:name="P4" style:family="paragraph" style:parent-style-name="Standard">
      <style:paragraph-properties fo:text-align="justify"/>
      <style:text-properties style:font-name="Times" fo:font-size="12.0pt"/>
    </style:style>
    <style:style style:name="P5" style:family="paragraph" style:parent-style-name="Standard">
      <style:paragraph-properties fo:text-align="justify"/>
      <style:text-properties style:font-name="Times" fo:font-size="10.0pt"/>
    </style:style>
    <style:style style:name="P6" style:family="paragraph" style:parent-style-name="Standard">
      <style:paragraph-properties fo:margin-bottom="0.1965in"/>
      <style:text-properties style:font-name="Times" fo:font-size="12.0pt"/>
    </style:style>
    <style:style style:name="P7" style:family="paragraph" style:parent-style-name="Standard">
      <style:text-properties style:font-name="Times" fo:font-size="10.0pt" fo:color="#a9b7c6"/>
    </style:style>
    <style:style style:name="P8" style:family="paragraph" style:parent-style-name="Standard">
      <style:text-properties style:font-name="Times" fo:font-size="10.0pt" fo:color="#cc7832"/>
    </style:style>
    <style:style style:name="P9" style:family="paragraph" style:parent-style-name="Standard">
      <style:text-properties style:font-name="Times" fo:font-size="10.0pt" fo:color="#808080"/>
    </style:style>
    <style:style style:name="P10" style:family="paragraph" style:parent-style-name="Standard">
      <style:text-properties style:font-name="Times" fo:font-size="10.0pt" fo:color="#e8bf6a"/>
    </style:style>
    <style:style style:name="P11" style:family="paragraph" style:parent-style-name="Standard">
      <style:text-properties style:font-name="Times" fo:font-size="10.0pt" fo:color="#bababa"/>
    </style:style>
    <style:style style:name="P1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2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cc7832"/>
    </style:style>
    <style:style style:name="T3" style:family="text">
      <style:text-properties fo:font-size="12.0pt" fo:font-size-asian="12.0pt" fo:font-size-complex="12.0pt" fo:color="#000000"/>
    </style:style>
    <style:style style:name="T4" style:family="text">
      <style:text-properties fo:color="#9876aa"/>
    </style:style>
    <style:style style:name="T5" style:family="text">
      <style:text-properties fo:color="#808080"/>
    </style:style>
    <style:style style:name="T6" style:family="text">
      <style:text-properties fo:color="#ffc66d"/>
    </style:style>
    <style:style style:name="T7" style:family="text">
      <style:text-properties fo:color="#a9b7c6"/>
    </style:style>
    <style:style style:name="T8" style:family="text">
      <style:text-properties fo:font-style="italic" fo:font-style-asian="italic" fo:font-style-complex="italic"/>
    </style:style>
    <style:style style:name="T9" style:family="text">
      <style:text-properties fo:font-style="italic" fo:font-style-asian="italic" fo:font-style-complex="italic" fo:color="#9876aa"/>
    </style:style>
    <style:style style:name="T10" style:family="text">
      <style:text-properties fo:color="#6a8759"/>
    </style:style>
    <style:style style:name="T11" style:family="text">
      <style:text-properties fo:color="#6897bb"/>
    </style:style>
    <style:style style:name="T12" style:family="text">
      <style:text-properties fo:color="#bbb529"/>
    </style:style>
    <style:style style:name="T13" style:family="text">
      <style:text-properties fo:color="#b389c5"/>
    </style:style>
    <style:style style:name="T14" style:family="text">
      <style:text-properties style:text-underline-style="solid"/>
    </style:style>
    <style:style style:name="T15" style:family="text">
      <style:text-properties style:text-underline-style="solid" fo:color="#bababa"/>
    </style:style>
    <style:style style:name="T16" style:family="text">
      <style:text-properties style:text-underline-style="solid" fo:color="#a9b7c6"/>
    </style:style>
    <style:style style:name="T17" style:family="text">
      <style:text-properties fo:font-size="12.0pt" fo:font-size-asian="12.0pt" fo:font-size-complex="12.0pt" fo:font-weight="bold" fo:font-weight-asian="bold" fo:font-weight-complex="bold" style:text-underline-style="solid" fo:color="#000000"/>
    </style:style>
    <style:style style:name="T18" style:family="text">
      <style:text-properties style:text-underline-style="solid" fo:color="#6a8759"/>
    </style:style>
    <style:style style:name="T19" style:family="text">
      <style:text-properties fo:color="#e8bf6a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3">Лабораторна робота №1</text:p>
      <text:p text:style-name="P3">студента групи ІПС-31</text:p>
      <text:p text:style-name="P3"/>
      <text:p text:style-name="P3">Руденко Юрій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1"/>
      <text:p text:style-name="P1"/>
      <text:p text:style-name="P1"><text:span text:style-name="T1">Постановка задачі</text:span></text:p>
      <text:p text:style-name="P4"/>
      <text:p text:style-name="P4"><text:tab/>Розробити програму, що забезпечує введення і редагування інформації про об'єкти карти світу. Інформація про об'єкти повинна зберігатися в окремому файлі в форматі XML.</text:p>
      <text:p text:style-name="P5"/>
      <text:p text:style-name="P6"><text:span text:style-name="T1">Вихідний код програми</text:span></text:p>
      <text:p text:style-name="P7"><text:span text:style-name="T2">public class </text:span>Country {<text:span text:style-name="T3"><text:line-break/></text:span><text:s text:c="4"/><text:span text:style-name="T2">public int </text:span><text:span text:style-name="T4">code</text:span><text:span text:style-name="T2">; </text:span><text:span text:style-name="T5">// Уникальный код страны</text:span><text:span text:style-name="T3"><text:line-break/></text:span><text:span text:style-name="T5"><text:s text:c="4"/></text:span><text:span text:style-name="T2">public </text:span>String <text:span text:style-name="T4">name</text:span><text:span text:style-name="T2">; </text:span><text:span text:style-name="T5">// Название страны</text:span><text:span text:style-name="T3"><text:line-break/><text:line-break/></text:span><text:span text:style-name="T5"><text:s text:c="4"/></text:span><text:span text:style-name="T2">public </text:span><text:span text:style-name="T6">Country</text:span>(<text:span text:style-name="T2">int </text:span>inCode<text:span text:style-name="T2">, </text:span>String inName) {<text:span text:style-name="T3"><text:line-break/></text:span><text:s text:c="8"/><text:span text:style-name="T4">code </text:span>= inCode<text:span text:style-name="T2">;</text:span><text:span text:style-name="T3"><text:line-break/></text:span><text:span text:style-name="T2"><text:s text:c="8"/></text:span><text:span text:style-name="T4">name </text:span>= inName<text:span text:style-name="T2">;</text:span><text:span text:style-name="T3"><text:line-break/></text:span><text:span text:style-name="T2"><text:s text:c="4"/></text:span>}<text:span text:style-name="T3"><text:line-break/></text:span>}</text:p>
      <text:p text:style-name="P7"/>
      <text:p text:style-name="P8">public class <text:span text:style-name="T7">City {</text:span><text:span text:style-name="T3"><text:line-break/><text:line-break/></text:span><text:span text:style-name="T7"><text:s text:c="4"/></text:span>public int <text:span text:style-name="T4">code</text:span>; <text:span text:style-name="T5">// Уникальный код города</text:span><text:span text:style-name="T3"><text:line-break/></text:span><text:span text:style-name="T5"><text:s text:c="4"/></text:span>public <text:span text:style-name="T7">String <text:s/></text:span><text:span text:style-name="T4">name</text:span>; <text:span text:style-name="T5">// Название города</text:span><text:span text:style-name="T3"><text:line-break/></text:span><text:span text:style-name="T5"><text:s text:c="4"/></text:span>public boolean <text:span text:style-name="T4">isCapital</text:span>; <text:span text:style-name="T5">// Признак столицы</text:span><text:span text:style-name="T3"><text:line-break/></text:span><text:span text:style-name="T5"><text:s text:c="4"/></text:span>public int <text:span text:style-name="T4">count</text:span>; <text:span text:style-name="T5">// Количество жителей</text:span><text:span text:style-name="T3"><text:line-break/></text:span><text:span text:style-name="T5"><text:s text:c="4"/></text:span>public <text:span text:style-name="T7">Country <text:s/></text:span><text:span text:style-name="T4">country</text:span>; <text:span text:style-name="T5">// Страна</text:span><text:span text:style-name="T3"><text:line-break/><text:line-break/></text:span><text:span text:style-name="T5"><text:s text:c="4"/></text:span>public <text:span text:style-name="T6">City</text:span><text:span text:style-name="T7">(</text:span>int <text:span text:style-name="T7">inCode</text:span>, <text:span text:style-name="T7">String inName</text:span>, boolean <text:span text:style-name="T7">inCapital</text:span>, int <text:span text:style-name="T7">inCount</text:span>, <text:span text:style-name="T7">Country inCountry) {</text:span><text:span text:style-name="T3"><text:line-break/></text:span><text:span text:style-name="T7"><text:s text:c="8"/></text:span><text:span text:style-name="T4">code </text:span><text:span text:style-name="T7">= inCode</text:span>;<text:span text:style-name="T3"><text:line-break/></text:span><text:s text:c="8"/><text:span text:style-name="T4">name </text:span><text:span text:style-name="T7">= inName</text:span>;<text:span text:style-name="T3"><text:line-break/></text:span><text:s text:c="8"/><text:span text:style-name="T4">isCapital </text:span><text:span text:style-name="T7">= inCapital</text:span>;<text:span text:style-name="T3"><text:line-break/></text:span><text:s text:c="8"/><text:span text:style-name="T4">count </text:span><text:span text:style-name="T7">= inCount</text:span>;<text:span text:style-name="T3"><text:line-break/></text:span><text:s text:c="8"/><text:span text:style-name="T4">country </text:span><text:span text:style-name="T7">= inCountry</text:span>;<text:span text:style-name="T3"><text:line-break/></text:span><text:s text:c="4"/><text:span text:style-name="T7">}</text:span><text:span text:style-name="T3"><text:line-break/></text:span><text:span text:style-name="T7">}</text:span></text:p>
      <text:p text:style-name="P7"/>
      <text:p text:style-name="P7"><text:span text:style-name="T2">public class </text:span>Worldmap {<text:span text:style-name="T3"><text:line-break/><text:line-break/></text:span><text:s text:c="4"/>DocumentBuilderFactory <text:span text:style-name="T4">factory </text:span>= DocumentBuilderFactory.<text:span text:style-name="T8">newInstance</text:span>()<text:span text:style-name="T2">;</text:span><text:span text:style-name="T3"><text:line-break/></text:span><text:span text:style-name="T2"><text:s text:c="4"/></text:span>DocumentBuilder <text:span text:style-name="T4">builder </text:span>= <text:span text:style-name="T2">null;</text:span><text:span text:style-name="T3"><text:line-break/></text:span><text:span text:style-name="T2"><text:s text:c="4"/></text:span>Document <text:span text:style-name="T4">document </text:span>= <text:span text:style-name="T2">null;</text:span><text:span text:style-name="T3"><text:line-break/></text:span><text:span text:style-name="T2"><text:s text:c="4"/></text:span>String <text:span text:style-name="T4">filename</text:span><text:span text:style-name="T2">;</text:span><text:span text:style-name="T3"><text:line-break/><text:line-break/></text:span><text:span text:style-name="T2"><text:s text:c="4"/></text:span><text:span text:style-name="T5">// Массив стран</text:span><text:span text:style-name="T3"><text:line-break/></text:span><text:span text:style-name="T5"><text:s text:c="4"/></text:span><text:span text:style-name="T2">public </text:span>ArrayList&lt;Country&gt; <text:span text:style-name="T4">countries </text:span>= <text:span text:style-name="T2">new </text:span>ArrayList&lt;&gt;()<text:span text:style-name="T2">;</text:span><text:span text:style-name="T3"><text:line-break/></text:span><text:span text:style-name="T2"><text:s text:c="4"/></text:span><text:span text:style-name="T5">// Массив городов</text:span><text:span text:style-name="T3"><text:line-break/></text:span><text:span text:style-name="T5"><text:s text:c="4"/></text:span><text:span text:style-name="T2">public </text:span>ArrayList&lt;City&gt; <text:span text:style-name="T4">cities </text:span>= <text:s/><text:span text:style-name="T2">new </text:span>ArrayList&lt;&gt;()<text:span text:style-name="T2">;</text:span><text:span text:style-name="T3"><text:line-break/><text:line-break/></text:span><text:span text:style-name="T2"><text:s text:c="4"/>void </text:span><text:span text:style-name="T6">showCountries</text:span>(){<text:span text:style-name="T3"><text:line-break/></text:span><text:s text:c="8"/><text:span text:style-name="T2">for </text:span>(Country a: <text:span text:style-name="T4">countries</text:span>){<text:span text:style-name="T3"><text:line-break/></text:span><text:s text:c="12"/>System.<text:span text:style-name="T9">out</text:span>.println(<text:span text:style-name="T10">"code: " </text:span>+ a.<text:span text:style-name="T4">code </text:span>+ <text:span text:style-name="T10">", " </text:span>+ <text:span text:style-name="T10">"name: " </text:span>+ a.<text:span text:style-name="T4">name</text:span>)<text:span text:style-name="T2">;</text:span><text:span text:style-name="T3"><text:line-break/></text:span><text:span text:style-name="T2"><text:s text:c="8"/></text:span>}<text:span text:style-name="T3"><text:line-break/></text:span><text:s text:c="4"/>}<text:span text:style-name="T3"><text:line-break/></text:span><text:s text:c="4"/><text:span text:style-name="T2">void </text:span><text:span text:style-name="T6">showCities</text:span>(){<text:span text:style-name="T3"><text:line-break/></text:span><text:s text:c="8"/><text:span text:style-name="T2">for </text:span>(City a: <text:span text:style-name="T4">cities</text:span>){<text:span text:style-name="T3"><text:line-break/></text:span><text:s text:c="12"/>System.<text:span text:style-name="T9">out</text:span>.println(<text:span text:style-name="T10">"code: " </text:span>+ a.<text:span text:style-name="T4">code </text:span>+ <text:span text:style-name="T10">", " </text:span>+ <text:span text:style-name="T10">"name: " </text:span>+ a.<text:span text:style-name="T4">name </text:span>+ <text:span text:style-name="T10">", " </text:span>+ <text:span text:style-name="T10">"isCapital: " </text:span>+ a.<text:span text:style-name="T4">isCapital </text:span>+ <text:span text:style-name="T10">", " </text:span>+ <text:span text:style-name="T10">"count: " </text:span>+ a.<text:span text:style-name="T4">count </text:span>+ <text:span text:style-name="T10">", " </text:span>+ <text:span text:style-name="T10">"country name: " </text:span>+ a.<text:span text:style-name="T4">country</text:span>.<text:span text:style-name="T4">name </text:span>+ <text:span text:style-name="T10">", " </text:span>+ <text:span text:style-name="T10">"country code: " </text:span>+ a.<text:span text:style-name="T4">country</text:span>.<text:span text:style-name="T4">code</text:span>)<text:span text:style-name="T2">;</text:span><text:span text:style-name="T3"><text:line-break/></text:span><text:span text:style-name="T2"><text:s text:c="8"/></text:span>}<text:span text:style-name="T3"><text:line-break/></text:span><text:s text:c="4"/>}<text:span text:style-name="T3"><text:line-break/><text:line-break/></text:span><text:s text:c="4"/><text:span text:style-name="T6">Worldmap</text:span>(String inFilename){<text:span text:style-name="T3"><text:line-break/></text:span><text:s text:c="8"/><text:span text:style-name="T4">filename </text:span>= inFilename<text:span text:style-name="T2">;</text:span><text:span text:style-name="T3"><text:line-break/><text:line-break/></text:span><text:span text:style-name="T2"><text:s text:c="8"/>try </text:span>{<text:span text:style-name="T3"><text:line-break/></text:span><text:s text:c="12"/><text:span text:style-name="T4">builder </text:span>= <text:span text:style-name="T4">factory</text:span>.newDocumentBuilder()<text:span text:style-name="T2">;</text:span><text:span text:style-name="T3"><text:line-break/></text:span><text:span text:style-name="T2"><text:s text:c="8"/></text:span>} <text:span text:style-name="T2">catch </text:span>(ParserConfiguration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<text:span text:style-name="T3"><text:line-break/><text:line-break/></text:span><text:s text:c="8"/>Document document = <text:span text:style-name="T2">null;</text:span><text:span text:style-name="T3"><text:line-break/></text:span><text:span text:style-name="T2"><text:s text:c="8"/>try </text:span>{<text:span text:style-name="T3"><text:line-break/></text:span><text:s text:c="12"/>document = <text:span text:style-name="T4">builder</text:span>.parse(<text:span text:style-name="T2">new </text:span>File(<text:span text:style-name="T4">filename</text:span>))<text:span text:style-name="T2">;</text:span><text:span text:style-name="T3"><text:line-break/></text:span><text:span text:style-name="T2"><text:s text:c="8"/></text:span>} <text:span text:style-name="T2">catch </text:span>(SAX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 <text:span text:style-name="T2">catch </text:span>(IO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<text:span text:style-name="T3"><text:line-break/><text:line-break/></text:span><text:s text:c="8"/>document.getDocumentElement().normalize()<text:span text:style-name="T2">;</text:span><text:span text:style-name="T3"><text:line-break/></text:span><text:span text:style-name="T2"><text:s text:c="4"/></text:span>}<text:span text:style-name="T3"><text:line-break/><text:line-break/></text:span><text:s text:c="4"/><text:span text:style-name="T5">// Записать данные в файл XML</text:span><text:span text:style-name="T3"><text:line-break/></text:span><text:span text:style-name="T5"><text:s text:c="4"/></text:span><text:span text:style-name="T2">public void </text:span><text:span text:style-name="T6">saveToFile</text:span>() {<text:span text:style-name="T3"><text:line-break/><text:line-break/></text:span><text:s text:c="8"/>File fileToDelete = <text:span text:style-name="T2">new </text:span>File(<text:span text:style-name="T4">filename</text:span>)<text:span text:style-name="T2">;</text:span><text:span text:style-name="T3"><text:line-break/></text:span><text:span text:style-name="T2"><text:s text:c="8"/></text:span>fileToDelete.delete()<text:span text:style-name="T2">;</text:span><text:span text:style-name="T3"><text:line-break/><text:line-break/></text:span><text:span text:style-name="T2"><text:s text:c="8"/></text:span>DocumentBuilderFactory dbf = <text:span text:style-name="T2">null;</text:span><text:span text:style-name="T3"><text:line-break/></text:span><text:span text:style-name="T2"><text:s text:c="8"/></text:span>DocumentBuilder db = <text:span text:style-name="T2">null;</text:span><text:span text:style-name="T3"><text:line-break/></text:span><text:span text:style-name="T2"><text:s text:c="8"/></text:span>Document doc = <text:span text:style-name="T2">null;</text:span><text:span text:style-name="T3"><text:line-break/></text:span><text:span text:style-name="T2"><text:s text:c="8"/></text:span>dbf = DocumentBuilderFactory.<text:span text:style-name="T8">newInstance</text:span>()<text:span text:style-name="T2">;</text:span><text:span text:style-name="T3"><text:line-break/></text:span><text:span text:style-name="T2"><text:s text:c="8"/>try </text:span>{<text:span text:style-name="T3"><text:line-break/></text:span><text:s text:c="12"/>db = dbf.newDocumentBuilder()<text:span text:style-name="T2">;</text:span><text:span text:style-name="T3"><text:line-break/></text:span><text:span text:style-name="T2"><text:s text:c="8"/></text:span>} <text:span text:style-name="T2">catch </text:span>(ParserConfiguration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<text:span text:style-name="T3"><text:line-break/><text:line-break/></text:span><text:s text:c="8"/>doc = db.newDocument()<text:span text:style-name="T2">;</text:span><text:span text:style-name="T3"><text:line-break/></text:span><text:span text:style-name="T2"><text:s text:c="8"/></text:span>Element root = doc.createElement(<text:span text:style-name="T10">"map"</text:span>)<text:span text:style-name="T2">;</text:span><text:span text:style-name="T3"><text:line-break/></text:span><text:span text:style-name="T2"><text:s text:c="8"/></text:span>doc.appendChild(root)<text:span text:style-name="T2">;</text:span><text:span text:style-name="T3"><text:line-break/><text:line-break/></text:span><text:span text:style-name="T2"><text:s text:c="8"/>for </text:span>(Country c: <text:span text:style-name="T4">countries</text:span>){<text:span text:style-name="T3"><text:line-break/><text:line-break/></text:span><text:s text:c="12"/>Element country = doc.createElement(<text:span text:style-name="T10">"country"</text:span>)<text:span text:style-name="T2">;</text:span><text:span text:style-name="T3"><text:line-break/></text:span><text:span text:style-name="T2"><text:s text:c="12"/></text:span>country.setAttribute(<text:span text:style-name="T10">"id"</text:span><text:span text:style-name="T2">, </text:span>String.<text:span text:style-name="T8">valueOf</text:span>(c.<text:span text:style-name="T4">code</text:span>))<text:span text:style-name="T2">;</text:span><text:span text:style-name="T3"><text:line-break/></text:span><text:span text:style-name="T2"><text:s text:c="12"/></text:span>country.setAttribute(<text:span text:style-name="T10">"name"</text:span><text:span text:style-name="T2">, </text:span>c.<text:span text:style-name="T4">name</text:span>)<text:span text:style-name="T2">;</text:span><text:span text:style-name="T3"><text:line-break/></text:span><text:span text:style-name="T2"><text:s text:c="12"/></text:span>root.appendChild(country)<text:span text:style-name="T2">;</text:span><text:span text:style-name="T3"><text:line-break/><text:line-break/></text:span><text:span text:style-name="T2"><text:s text:c="12"/>for </text:span>(City cc: <text:span text:style-name="T4">cities</text:span>){<text:span text:style-name="T3"><text:line-break/></text:span><text:s text:c="16"/><text:span text:style-name="T2">if </text:span>(cc.<text:span text:style-name="T4">country</text:span>.<text:span text:style-name="T4">code </text:span>== c.<text:span text:style-name="T4">code</text:span>){<text:span text:style-name="T3"><text:line-break/></text:span><text:s text:c="20"/>Element city = doc.createElement(<text:span text:style-name="T10">"city"</text:span>)<text:span text:style-name="T2">;</text:span><text:span text:style-name="T3"><text:line-break/></text:span><text:span text:style-name="T2"><text:s text:c="20"/></text:span>city.setAttribute(<text:span text:style-name="T10">"id"</text:span><text:span text:style-name="T2">, </text:span>String.<text:span text:style-name="T8">valueOf</text:span>(cc.<text:span text:style-name="T4">code</text:span>))<text:span text:style-name="T2">;</text:span><text:span text:style-name="T3"><text:line-break/></text:span><text:span text:style-name="T2"><text:s text:c="20"/></text:span>city.setAttribute(<text:span text:style-name="T10">"name"</text:span><text:span text:style-name="T2">, </text:span>cc.<text:span text:style-name="T4">name</text:span>)<text:span text:style-name="T2">;</text:span><text:span text:style-name="T3"><text:line-break/></text:span><text:span text:style-name="T2"><text:s text:c="20"/></text:span>city.setAttribute(<text:span text:style-name="T10">"count"</text:span><text:span text:style-name="T2">, </text:span>String.<text:span text:style-name="T8">valueOf</text:span>(cc.<text:span text:style-name="T4">count</text:span>))<text:span text:style-name="T2">;</text:span><text:span text:style-name="T3"><text:line-break/></text:span><text:span text:style-name="T2"><text:s text:c="20"/></text:span>city.setAttribute(<text:span text:style-name="T10">"iscap"</text:span><text:span text:style-name="T2">, </text:span>String.<text:span text:style-name="T8">valueOf</text:span>(cc.<text:span text:style-name="T4">isCapital</text:span>))<text:span text:style-name="T2">;</text:span><text:span text:style-name="T3"><text:line-break/></text:span><text:span text:style-name="T2"><text:s text:c="20"/></text:span>country.appendChild(city)<text:span text:style-name="T2">;</text:span><text:span text:style-name="T3"><text:line-break/></text:span><text:span text:style-name="T2"><text:s text:c="16"/></text:span>}<text:span text:style-name="T3"><text:line-break/></text:span><text:s text:c="12"/>}<text:span text:style-name="T3"><text:line-break/></text:span><text:s text:c="8"/>}<text:span text:style-name="T3"><text:line-break/><text:line-break/><text:line-break/></text:span><text:s text:c="8"/>Source domSource = <text:span text:style-name="T2">new </text:span>DOMSource(doc)<text:span text:style-name="T2">;</text:span><text:span text:style-name="T3"><text:line-break/></text:span><text:span text:style-name="T2"><text:s text:c="8"/></text:span>Result fileResult = <text:span text:style-name="T2">new </text:span>StreamResult(<text:span text:style-name="T2">new </text:span>File(<text:span text:style-name="T4">filename</text:span>))<text:span text:style-name="T2">;</text:span><text:span text:style-name="T3"><text:line-break/></text:span><text:span text:style-name="T2"><text:s text:c="8"/></text:span>TransformerFactory factory = TransformerFactory.<text:span text:style-name="T8">newInstance</text:span>()<text:span text:style-name="T2">;</text:span><text:span text:style-name="T3"><text:line-break/></text:span><text:span text:style-name="T2"><text:s text:c="8"/></text:span>Transformer transformer = <text:span text:style-name="T2">null;</text:span><text:span text:style-name="T3"><text:line-break/></text:span><text:span text:style-name="T2"><text:s text:c="8"/>try </text:span>{<text:span text:style-name="T3"><text:line-break/></text:span><text:s text:c="12"/>transformer = factory.newTransformer()<text:span text:style-name="T2">;</text:span><text:span text:style-name="T3"><text:line-break/></text:span><text:span text:style-name="T2"><text:s text:c="8"/></text:span>} <text:span text:style-name="T2">catch </text:span>(TransformerConfiguration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<text:span text:style-name="T3"><text:line-break/></text:span><text:s text:c="8"/>transformer.setOutputProperty(OutputKeys.<text:span text:style-name="T9">INDENT</text:span><text:span text:style-name="T2">,</text:span><text:span text:style-name="T10">"yes"</text:span>)<text:span text:style-name="T2">;</text:span><text:span text:style-name="T3"><text:line-break/></text:span><text:span text:style-name="T2"><text:s text:c="8"/>try </text:span>{<text:span text:style-name="T3"><text:line-break/></text:span><text:s text:c="12"/>transformer.transform(domSource<text:span text:style-name="T2">, </text:span>fileResult)<text:span text:style-name="T2">;</text:span><text:span text:style-name="T3"><text:line-break/></text:span><text:span text:style-name="T2"><text:s text:c="8"/></text:span>} <text:span text:style-name="T2">catch </text:span>(Transformer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<text:span text:style-name="T3"><text:line-break/><text:line-break/><text:line-break/></text:span><text:s text:c="4"/>}<text:span text:style-name="T3"><text:line-break/><text:line-break/></text:span><text:s text:c="4"/><text:span text:style-name="T5">// Прочитать данные из файла XML</text:span><text:span text:style-name="T3"><text:line-break/></text:span><text:span text:style-name="T5"><text:s text:c="4"/></text:span><text:span text:style-name="T2">public void </text:span><text:span text:style-name="T6">loadFromFile</text:span>() {<text:span text:style-name="T3"><text:line-break/><text:line-break/></text:span><text:s text:c="8"/><text:span text:style-name="T2">try </text:span>{<text:span text:style-name="T3"><text:line-break/></text:span><text:s text:c="12"/><text:span text:style-name="T4">document </text:span>= <text:span text:style-name="T4">builder</text:span>.parse(<text:span text:style-name="T2">new </text:span>File(<text:span text:style-name="T4">filename</text:span>))<text:span text:style-name="T2">;</text:span><text:span text:style-name="T3"><text:line-break/></text:span><text:span text:style-name="T2"><text:s text:c="8"/></text:span>} <text:span text:style-name="T2">catch </text:span>(SAX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 <text:span text:style-name="T2">catch </text:span>(IO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<text:span text:style-name="T3"><text:line-break/><text:line-break/></text:span><text:s text:c="8"/>Element root = <text:span text:style-name="T4">document</text:span>.getDocumentElement()<text:span text:style-name="T2">;</text:span><text:span text:style-name="T3"><text:line-break/></text:span><text:span text:style-name="T2"><text:s text:c="8"/>if </text:span>(root.getTagName().equals(<text:span text:style-name="T10">"map"</text:span>))<text:span text:style-name="T3"><text:line-break/></text:span><text:s text:c="8"/>{<text:span text:style-name="T3"><text:line-break/></text:span><text:s text:c="12"/>NodeList listCountries = root.getElementsByTagName(<text:span text:style-name="T10">"country"</text:span>)<text:span text:style-name="T2">;</text:span><text:span text:style-name="T3"><text:line-break/></text:span><text:span text:style-name="T2"><text:s text:c="12"/>for </text:span>(<text:span text:style-name="T2">int </text:span>i=<text:span text:style-name="T11">0</text:span><text:span text:style-name="T2">; </text:span>i&lt;listCountries.getLength()<text:span text:style-name="T2">; </text:span>i++)<text:span text:style-name="T3"><text:line-break/></text:span><text:s text:c="12"/>{<text:span text:style-name="T3"><text:line-break/><text:line-break/></text:span><text:s text:c="16"/>Element country = (Element)listCountries.item(i)<text:span text:style-name="T2">;</text:span><text:span text:style-name="T3"><text:line-break/></text:span><text:span text:style-name="T2"><text:s text:c="16"/></text:span>String countryCode = country.getAttribute(<text:span text:style-name="T10">"id"</text:span>)<text:span text:style-name="T2">;</text:span><text:span text:style-name="T3"><text:line-break/></text:span><text:span text:style-name="T2"><text:s text:c="16"/></text:span>String countryName = country.getAttribute(<text:span text:style-name="T10">"name"</text:span>)<text:span text:style-name="T2">;</text:span><text:span text:style-name="T3"><text:line-break/></text:span><text:span text:style-name="T5">// <text:s text:c="15"/>System.out.println(countryCode + " " +countryName + ":");</text:span><text:span text:style-name="T3"><text:line-break/><text:line-break/></text:span><text:span text:style-name="T5"><text:s text:c="16"/></text:span><text:span text:style-name="T4">countries</text:span>.add(<text:span text:style-name="T2">new </text:span>Country(Integer.<text:span text:style-name="T8">parseInt</text:span>(countryCode)<text:span text:style-name="T2">,</text:span>countryName))<text:span text:style-name="T2">;</text:span><text:span text:style-name="T3"><text:line-break/><text:line-break/></text:span><text:span text:style-name="T2"><text:s text:c="16"/></text:span>NodeList listCities = country.getElementsByTagName(<text:span text:style-name="T10">"city"</text:span>)<text:span text:style-name="T2">;</text:span><text:span text:style-name="T3"><text:line-break/><text:line-break/></text:span><text:span text:style-name="T2"><text:s text:c="16"/>for </text:span>(<text:span text:style-name="T2">int </text:span>j=<text:span text:style-name="T11">0</text:span><text:span text:style-name="T2">; </text:span>j&lt;listCities.getLength()<text:span text:style-name="T2">; </text:span>j++)<text:span text:style-name="T3"><text:line-break/></text:span><text:s text:c="16"/>{<text:span text:style-name="T3"><text:line-break/></text:span><text:s text:c="20"/>Element city = (Element)listCities.item(j)<text:span text:style-name="T2">;</text:span><text:span text:style-name="T3"><text:line-break/></text:span><text:span text:style-name="T2"><text:s text:c="20"/></text:span>String cityName = city.getAttribute(<text:span text:style-name="T10">"name"</text:span>)<text:span text:style-name="T2">;</text:span><text:span text:style-name="T3"><text:line-break/></text:span><text:span text:style-name="T2"><text:s text:c="20"/></text:span>String id = city.getAttribute(<text:span text:style-name="T10">"id"</text:span>)<text:span text:style-name="T2">;</text:span><text:span text:style-name="T3"><text:line-break/></text:span><text:span text:style-name="T2"><text:s text:c="20"/></text:span>String iscap = city.getAttribute(<text:span text:style-name="T10">"iscap"</text:span>)<text:span text:style-name="T2">;</text:span><text:span text:style-name="T3"><text:line-break/><text:line-break/></text:span><text:span text:style-name="T2"><text:s text:c="20"/></text:span>Boolean capital = <text:span text:style-name="T2">false;</text:span><text:span text:style-name="T3"><text:line-break/></text:span><text:span text:style-name="T2"><text:s text:c="20"/>if </text:span>(iscap.equals(<text:span text:style-name="T10">"1"</text:span>)) capital = <text:span text:style-name="T2">true;</text:span><text:span text:style-name="T3"><text:line-break/><text:line-break/></text:span><text:span text:style-name="T2"><text:s text:c="20"/></text:span>String count = city.getAttribute(<text:span text:style-name="T10">"count"</text:span>)<text:span text:style-name="T2">;</text:span><text:span text:style-name="T3"><text:line-break/></text:span><text:span text:style-name="T5">// <text:s text:c="19"/>System.out.println(" " + cityName + " " + id);</text:span><text:span text:style-name="T3"><text:line-break/><text:line-break/></text:span><text:span text:style-name="T5"><text:s text:c="20"/></text:span><text:span text:style-name="T4">cities</text:span>.add(<text:span text:style-name="T2">new </text:span>City(Integer.<text:span text:style-name="T8">parseInt</text:span>(id)<text:span text:style-name="T2">, </text:span>cityName<text:span text:style-name="T2">, </text:span>capital<text:span text:style-name="T2">, </text:span>Integer.<text:span text:style-name="T8">parseInt</text:span>(count)<text:span text:style-name="T2">, </text:span><text:span text:style-name="T4">countries</text:span>.get(<text:span text:style-name="T4">countries</text:span>.size()-<text:span text:style-name="T11">1</text:span>)))<text:span text:style-name="T2">;</text:span><text:span text:style-name="T3"><text:line-break/></text:span><text:span text:style-name="T2"><text:s text:c="16"/></text:span>}<text:span text:style-name="T3"><text:line-break/></text:span><text:s text:c="12"/>}<text:span text:style-name="T3"><text:line-break/></text:span><text:s text:c="8"/>}<text:span text:style-name="T3"><text:line-break/></text:span><text:s text:c="4"/>}<text:span text:style-name="T3"><text:line-break/><text:line-break/></text:span><text:s text:c="4"/><text:span text:style-name="T5">// Добавить новую страну</text:span><text:span text:style-name="T3"><text:line-break/></text:span><text:span text:style-name="T5"><text:s text:c="4"/></text:span><text:span text:style-name="T2">public void </text:span><text:span text:style-name="T6">addCountry</text:span>(<text:span text:style-name="T2">int </text:span>code<text:span text:style-name="T2">, </text:span>String name) {<text:span text:style-name="T3"><text:line-break/></text:span><text:s text:c="8"/><text:span text:style-name="T4">countries</text:span>.add(<text:span text:style-name="T2">new </text:span>Country(code<text:span text:style-name="T2">,</text:span>name))<text:span text:style-name="T2">;</text:span><text:span text:style-name="T3"><text:line-break/></text:span><text:span text:style-name="T2"><text:s text:c="4"/></text:span>}<text:span text:style-name="T3"><text:line-break/><text:line-break/></text:span><text:s text:c="4"/><text:span text:style-name="T5">// Получить страну c заданным кодом</text:span><text:span text:style-name="T3"><text:line-break/></text:span><text:span text:style-name="T5"><text:s text:c="4"/></text:span><text:span text:style-name="T2">public </text:span>Country <text:span text:style-name="T6">getCountry</text:span>(<text:span text:style-name="T2">int </text:span>code) {<text:span text:style-name="T3"><text:line-break/></text:span><text:s text:c="8"/><text:span text:style-name="T2">for </text:span>(Country a: <text:span text:style-name="T4">countries</text:span>){<text:span text:style-name="T3"><text:line-break/></text:span><text:s text:c="12"/><text:span text:style-name="T2">if </text:span>(a.<text:span text:style-name="T4">code </text:span>== code) <text:span text:style-name="T2">return </text:span>a<text:span text:style-name="T2">;</text:span><text:span text:style-name="T3"><text:line-break/></text:span><text:span text:style-name="T2"><text:s text:c="8"/></text:span>}<text:span text:style-name="T3"><text:line-break/></text:span><text:s text:c="8"/><text:span text:style-name="T2">return null;</text:span><text:span text:style-name="T3"><text:line-break/></text:span><text:span text:style-name="T2"><text:s text:c="4"/></text:span>}<text:span text:style-name="T3"><text:line-break/><text:line-break/></text:span><text:s text:c="4"/><text:span text:style-name="T5">// Получить страну c заданным номером</text:span><text:span text:style-name="T3"><text:line-break/></text:span><text:span text:style-name="T5"><text:s text:c="4"/></text:span><text:span text:style-name="T2">public </text:span>Country <text:span text:style-name="T6">getCountryInd</text:span>(<text:span text:style-name="T2">int </text:span>index) {<text:span text:style-name="T3"><text:line-break/></text:span><text:s text:c="8"/><text:span text:style-name="T2">return </text:span><text:span text:style-name="T4">countries</text:span>.get(index)<text:span text:style-name="T2">;</text:span><text:span text:style-name="T3"><text:line-break/></text:span><text:span text:style-name="T2"><text:s text:c="4"/></text:span>}<text:span text:style-name="T3"><text:line-break/><text:line-break/></text:span><text:s text:c="4"/><text:span text:style-name="T5">// Получить кpublic class Worldmap {</text:span></text:p>
      <text:p text:style-name="P9"/>
      <text:p text:style-name="P9"><text:s text:c="4"/>DocumentBuilderFactory factory = DocumentBuilderFactory.newInstance();</text:p>
      <text:p text:style-name="P9"><text:s text:c="4"/>DocumentBuilder builder = null;</text:p>
      <text:p text:style-name="P9"><text:s text:c="4"/>Document document = null;</text:p>
      <text:p text:style-name="P9"><text:s text:c="4"/>String filename;</text:p>
      <text:p text:style-name="P9"/>
      <text:p text:style-name="P9"><text:s text:c="4"/>// Массив стран</text:p>
      <text:p text:style-name="P9"><text:s text:c="4"/>public ArrayList&lt;Country&gt; countries = new ArrayList&lt;&gt;();</text:p>
      <text:p text:style-name="P9"><text:s text:c="4"/>// Массив городов</text:p>
      <text:p text:style-name="P9"><text:s text:c="4"/>public ArrayList&lt;City&gt; cities = <text:s/>new ArrayList&lt;&gt;();</text:p>
      <text:p text:style-name="P9"/>
      <text:p text:style-name="P9"><text:s text:c="4"/>void showCountries(){</text:p>
      <text:p text:style-name="P9"><text:s text:c="8"/>for (Country a: countries){</text:p>
      <text:p text:style-name="P9"><text:s text:c="12"/>System.out.println("code: " + a.code + ", " + "name: " + a.name);</text:p>
      <text:p text:style-name="P9"><text:s text:c="8"/>}</text:p>
      <text:p text:style-name="P9"><text:s text:c="4"/>}</text:p>
      <text:p text:style-name="P9"><text:s text:c="4"/>void showCities(){</text:p>
      <text:p text:style-name="P9"><text:s text:c="8"/>for (City a: cities){</text:p>
      <text:p text:style-name="P9"><text:s text:c="12"/>System.out.println("code: " + a.code + ", " + "name: " + a.name + ", " + "isCapital: " + a.isCapital + ", " + "count: " + a.count + ", " + "country name: " + a.country.name + ", " + "country code: " + a.country.code);</text:p>
      <text:p text:style-name="P9"><text:s text:c="8"/>}</text:p>
      <text:p text:style-name="P9"><text:s text:c="4"/>}</text:p>
      <text:p text:style-name="P9"/>
      <text:p text:style-name="P9"><text:s text:c="4"/>Worldmap(String inFilename){</text:p>
      <text:p text:style-name="P9"><text:s text:c="8"/>filename = inFilename;</text:p>
      <text:p text:style-name="P9"/>
      <text:p text:style-name="P9"><text:s text:c="8"/>try {</text:p>
      <text:p text:style-name="P9"><text:s text:c="12"/>builder = factory.newDocumentBuilder();</text:p>
      <text:p text:style-name="P9"><text:s text:c="8"/>} catch (ParserConfigurationException e) {</text:p>
      <text:p text:style-name="P9"><text:s text:c="12"/>e.printStackTrace();</text:p>
      <text:p text:style-name="P9"><text:s text:c="8"/>}</text:p>
      <text:p text:style-name="P9"/>
      <text:p text:style-name="P9"><text:s text:c="8"/>Document document = null;</text:p>
      <text:p text:style-name="P9"><text:s text:c="8"/>try {</text:p>
      <text:p text:style-name="P9"><text:s text:c="12"/>document = builder.parse(new File(filename));</text:p>
      <text:p text:style-name="P9"><text:s text:c="8"/>} catch (SAXException e) {</text:p>
      <text:p text:style-name="P9"><text:s text:c="12"/>e.printStackTrace();</text:p>
      <text:p text:style-name="P9"><text:s text:c="8"/>} catch (IOException e) {</text:p>
      <text:p text:style-name="P9"><text:s text:c="12"/>e.printStackTrace();</text:p>
      <text:p text:style-name="P9"><text:s text:c="8"/>}</text:p>
      <text:p text:style-name="P9"/>
      <text:p text:style-name="P9"><text:s text:c="8"/>document.getDocumentElement().normalize();</text:p>
      <text:p text:style-name="P9"><text:s text:c="4"/>}</text:p>
      <text:p text:style-name="P9"/>
      <text:p text:style-name="P9"><text:s text:c="4"/>// Записать данные в файл XML</text:p>
      <text:p text:style-name="P9"><text:s text:c="4"/>public void saveToFile() {</text:p>
      <text:p text:style-name="P9"/>
      <text:p text:style-name="P9"><text:s text:c="8"/>File fileToDelete = new File(filename);</text:p>
      <text:p text:style-name="P9"><text:s text:c="8"/>fileToDelete.delete();</text:p>
      <text:p text:style-name="P9"/>
      <text:p text:style-name="P9"><text:s text:c="8"/>DocumentBuilderFactory dbf = null;</text:p>
      <text:p text:style-name="P9"><text:s text:c="8"/>DocumentBuilder db = null;</text:p>
      <text:p text:style-name="P9"><text:s text:c="8"/>Document doc = null;</text:p>
      <text:p text:style-name="P9"><text:s text:c="8"/>dbf = DocumentBuilderFactory.newInstance();</text:p>
      <text:p text:style-name="P9"><text:s text:c="8"/>try {</text:p>
      <text:p text:style-name="P9"><text:s text:c="12"/>db = dbf.newDocumentBuilder();</text:p>
      <text:p text:style-name="P9"><text:s text:c="8"/>} catch (ParserConfigurationException e) {</text:p>
      <text:p text:style-name="P9"><text:s text:c="12"/>e.printStackTrace();</text:p>
      <text:p text:style-name="P9"><text:s text:c="8"/>}</text:p>
      <text:p text:style-name="P9"/>
      <text:p text:style-name="P9"><text:s text:c="8"/>doc = db.newDocument();</text:p>
      <text:p text:style-name="P9"><text:s text:c="8"/>Element root = doc.createElement("map");</text:p>
      <text:p text:style-name="P9"><text:s text:c="8"/>doc.appendChild(root);</text:p>
      <text:p text:style-name="P9"/>
      <text:p text:style-name="P9"><text:s text:c="8"/>for (Country c: countries){</text:p>
      <text:p text:style-name="P9"/>
      <text:p text:style-name="P9"><text:s text:c="12"/>Element country = doc.createElement("country");</text:p>
      <text:p text:style-name="P9"><text:s text:c="12"/>country.setAttribute("id", String.valueOf(c.code));</text:p>
      <text:p text:style-name="P9"><text:s text:c="12"/>country.setAttribute("name", c.name);</text:p>
      <text:p text:style-name="P9"><text:s text:c="12"/>root.appendChild(country);</text:p>
      <text:p text:style-name="P9"/>
      <text:p text:style-name="P9"><text:s text:c="12"/>for (City cc: cities){</text:p>
      <text:p text:style-name="P9"><text:s text:c="16"/>if (cc.country.code == c.code){</text:p>
      <text:p text:style-name="P9"><text:s text:c="20"/>Element city = doc.createElement("city");</text:p>
      <text:p text:style-name="P9"><text:s text:c="20"/>city.setAttribute("id", String.valueOf(cc.code));</text:p>
      <text:p text:style-name="P9"><text:s text:c="20"/>city.setAttribute("name", cc.name);</text:p>
      <text:p text:style-name="P9"><text:s text:c="20"/>city.setAttribute("count", String.valueOf(cc.count));</text:p>
      <text:p text:style-name="P9"><text:s text:c="20"/>city.setAttribute("iscap", String.valueOf(cc.isCapital));</text:p>
      <text:p text:style-name="P9"><text:s text:c="20"/>country.appendChild(city);</text:p>
      <text:p text:style-name="P9"><text:s text:c="16"/>}</text:p>
      <text:p text:style-name="P9"><text:s text:c="12"/>}</text:p>
      <text:p text:style-name="P9"><text:s text:c="8"/>}</text:p>
      <text:p text:style-name="P9"/>
      <text:p text:style-name="P9"/>
      <text:p text:style-name="P9"><text:s text:c="8"/>Source domSource = new DOMSource(doc);</text:p>
      <text:p text:style-name="P9"><text:s text:c="8"/>Result fileResult = new StreamResult(new File(filename));</text:p>
      <text:p text:style-name="P9"><text:s text:c="8"/>TransformerFactory factory = TransformerFactory.newInstance();</text:p>
      <text:p text:style-name="P9"><text:s text:c="8"/>Transformer transformer = null;</text:p>
      <text:p text:style-name="P9"><text:s text:c="8"/>try {</text:p>
      <text:p text:style-name="P9"><text:s text:c="12"/>transformer = factory.newTransformer();</text:p>
      <text:p text:style-name="P9"><text:s text:c="8"/>} catch (TransformerConfigurationException e) {</text:p>
      <text:p text:style-name="P9"><text:s text:c="12"/>e.printStackTrace();</text:p>
      <text:p text:style-name="P9"><text:s text:c="8"/>}</text:p>
      <text:p text:style-name="P9"><text:s text:c="8"/>transformer.setOutputProperty(OutputKeys.INDENT,"yes");</text:p>
      <text:p text:style-name="P9"><text:s text:c="8"/>try {</text:p>
      <text:p text:style-name="P9"><text:s text:c="12"/>transformer.transform(domSource, fileResult);</text:p>
      <text:p text:style-name="P9"><text:s text:c="8"/>} catch (TransformerException e) {</text:p>
      <text:p text:style-name="P9"><text:s text:c="12"/>e.printStackTrace();</text:p>
      <text:p text:style-name="P9"><text:s text:c="8"/>}</text:p>
      <text:p text:style-name="P9"/>
      <text:p text:style-name="P9"/>
      <text:p text:style-name="P9"><text:s text:c="4"/>}</text:p>
      <text:p text:style-name="P9"/>
      <text:p text:style-name="P9"><text:s text:c="4"/>// Прочитать данные из файла XML</text:p>
      <text:p text:style-name="P9"><text:s text:c="4"/>public void loadFromFile() {</text:p>
      <text:p text:style-name="P9"/>
      <text:p text:style-name="P9"><text:s text:c="8"/>try {</text:p>
      <text:p text:style-name="P9"><text:s text:c="12"/>document = builder.parse(new File(filename));</text:p>
      <text:p text:style-name="P9"><text:s text:c="8"/>} catch (SAXException e) {</text:p>
      <text:p text:style-name="P9"><text:s text:c="12"/>e.printStackTrace();</text:p>
      <text:p text:style-name="P9"><text:s text:c="8"/>} catch (IOException e) {</text:p>
      <text:p text:style-name="P9"><text:s text:c="12"/>e.printStackTrace();</text:p>
      <text:p text:style-name="P9"><text:s text:c="8"/>}</text:p>
      <text:p text:style-name="P9"/>
      <text:p text:style-name="P9"><text:s text:c="8"/>Element root = document.getDocumentElement();</text:p>
      <text:p text:style-name="P9"><text:s text:c="8"/>if (root.getTagName().equals("map"))</text:p>
      <text:p text:style-name="P9"><text:s text:c="8"/>{</text:p>
      <text:p text:style-name="P9"><text:s text:c="12"/>NodeList listCountries = root.getElementsByTagName("country");</text:p>
      <text:p text:style-name="P9"><text:s text:c="12"/>for (int i=0; i&lt;listCountries.getLength(); i++)</text:p>
      <text:p text:style-name="P9"><text:s text:c="12"/>{</text:p>
      <text:p text:style-name="P9"/>
      <text:p text:style-name="P9"><text:s text:c="16"/>Element country = (Element)listCountries.item(i);</text:p>
      <text:p text:style-name="P9"><text:s text:c="16"/>String countryCode = country.getAttribute("id");</text:p>
      <text:p text:style-name="P9"><text:s text:c="16"/>String countryName = country.getAttribute("name");</text:p>
      <text:p text:style-name="P9">// <text:s text:c="15"/>System.out.println(countryCode + " " +countryName + ":");</text:p>
      <text:p text:style-name="P9"/>
      <text:p text:style-name="P9"><text:s text:c="16"/>countries.add(new Country(Integer.parseInt(countryCode),countryName));</text:p>
      <text:p text:style-name="P9"/>
      <text:p text:style-name="P9"><text:s text:c="16"/>NodeList listCities = country.getElementsByTagName("city");</text:p>
      <text:p text:style-name="P9"/>
      <text:p text:style-name="P9"><text:s text:c="16"/>for (int j=0; j&lt;listCities.getLength(); j++)</text:p>
      <text:p text:style-name="P9"><text:s text:c="16"/>{</text:p>
      <text:p text:style-name="P9"><text:s text:c="20"/>Element city = (Element)listCities.item(j);</text:p>
      <text:p text:style-name="P9"><text:s text:c="20"/>String cityName = city.getAttribute("name");</text:p>
      <text:p text:style-name="P9"><text:s text:c="20"/>String id = city.getAttribute("id");</text:p>
      <text:p text:style-name="P9"><text:s text:c="20"/>String iscap = city.getAttribute("iscap");</text:p>
      <text:p text:style-name="P9"/>
      <text:p text:style-name="P9"><text:s text:c="20"/>Boolean capital = false;</text:p>
      <text:p text:style-name="P9"><text:s text:c="20"/>if (iscap.equals("1")) capital = true;</text:p>
      <text:p text:style-name="P9"/>
      <text:p text:style-name="P9"><text:s text:c="20"/>String count = city.getAttribute("count");</text:p>
      <text:p text:style-name="P9">// <text:s text:c="19"/>System.out.println(" " + cityName + " " + id);</text:p>
      <text:p text:style-name="P9"/>
      <text:p text:style-name="P9"><text:s text:c="20"/>cities.add(new City(Integer.parseInt(id), cityName, capital, Integer.parseInt(count), countries.get(countries.size()-1)));</text:p>
      <text:p text:style-name="P9"><text:s text:c="16"/>}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// Добавить новую страну</text:p>
      <text:p text:style-name="P9"><text:s text:c="4"/>public void addCountry(int code, String name) {</text:p>
      <text:p text:style-name="P9"><text:s text:c="8"/>countries.add(new Country(code,name));</text:p>
      <text:p text:style-name="P9"><text:s text:c="4"/>}</text:p>
      <text:p text:style-name="P9"/>
      <text:p text:style-name="P9"><text:s text:c="4"/>// Получить страну c заданным кодом</text:p>
      <text:p text:style-name="P9"><text:s text:c="4"/>public Country getCountry(int code) {</text:p>
      <text:p text:style-name="P9"><text:s text:c="8"/>for (Country a: countries){</text:p>
      <text:p text:style-name="P9"><text:s text:c="12"/>if (a.code == code) return a;</text:p>
      <text:p text:style-name="P9"><text:s text:c="8"/>}</text:p>
      <text:p text:style-name="P9"><text:s text:c="8"/>return null;</text:p>
      <text:p text:style-name="P9"><text:s text:c="4"/>}</text:p>
      <text:p text:style-name="P9"/>
      <text:p text:style-name="P9"><text:s text:c="4"/>// Получить страну c заданным номером</text:p>
      <text:p text:style-name="P9"><text:s text:c="4"/>public Country getCountryInd(int index) {</text:p>
      <text:p text:style-name="P9"><text:s text:c="8"/>return countries.get(index);</text:p>
      <text:p text:style-name="P9"><text:s text:c="4"/>}</text:p>
      <text:p text:style-name="P9"/>
      <text:p text:style-name="P9"><text:s text:c="4"/>// Получить количество стран</text:p>
      <text:p text:style-name="P9"><text:s text:c="4"/>public int countCountries() {</text:p>
      <text:p text:style-name="P9"><text:s text:c="8"/>return countries.size();</text:p>
      <text:p text:style-name="P9"><text:s text:c="4"/>}</text:p>
      <text:p text:style-name="P9"/>
      <text:p text:style-name="P9"><text:s text:c="4"/>// Удалить страну</text:p>
      <text:p text:style-name="P9"><text:s text:c="4"/>public void deleteCountry(int code) {</text:p>
      <text:p text:style-name="P9"/>
      <text:p text:style-name="P9"><text:s text:c="7"/>for(int i=0; i &lt; cities.size();i++) deleteCity(code);</text:p>
      <text:p text:style-name="P9"/>
      <text:p text:style-name="P9"><text:s text:c="8"/>for (Country a: countries) {</text:p>
      <text:p text:style-name="P9"><text:s text:c="12"/>if (a.code == code){</text:p>
      <text:p text:style-name="P9"><text:s text:c="16"/>countries.remove(a)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// Удалить город</text:p>
      <text:p text:style-name="P9"><text:s text:c="4"/>public void deleteCity(int countryCode){</text:p>
      <text:p text:style-name="P9"><text:s text:c="8"/>for (City a: cities) {</text:p>
      <text:p text:style-name="P9"><text:s text:c="12"/>if (a.country.code == countryCode){</text:p>
      <text:p text:style-name="P9"><text:s text:c="16"/>cities.remove(a);</text:p>
      <text:p text:style-name="P9"><text:s text:c="16"/>return;</text:p>
      <text:p text:style-name="P9"><text:s text:c="12"/>}</text:p>
      <text:p text:style-name="P9"><text:s text:c="8"/>}</text:p>
      <text:p text:style-name="P9"><text:s text:c="4"/>}</text:p>
      <text:p text:style-name="P9"/>
      <text:p text:style-name="P9"><text:s text:c="4"/>// Добавить новый город для заданной страны</text:p>
      <text:p text:style-name="P9"><text:s text:c="4"/>public void addCity(int code, String name, boolean isCapital, int count, int countryCode) {</text:p>
      <text:p text:style-name="P9"><text:s text:c="8"/>cities.add(new City(code,name,isCapital,count,getCountry(countryCode)));</text:p>
      <text:p text:style-name="P9"><text:s text:c="4"/>}</text:p>
      <text:p text:style-name="P9"/>
      <text:p text:style-name="P7"><text:span text:style-name="T5">}оличество стран</text:span><text:span text:style-name="T3"><text:line-break/></text:span><text:span text:style-name="T5"><text:s text:c="4"/></text:span><text:span text:style-name="T2">public int </text:span><text:span text:style-name="T6">countCountries</text:span>() {<text:span text:style-name="T3"><text:line-break/></text:span><text:s text:c="8"/><text:span text:style-name="T2">return </text:span><text:span text:style-name="T4">countries</text:span>.size()<text:span text:style-name="T2">;</text:span><text:span text:style-name="T3"><text:line-break/></text:span><text:span text:style-name="T2"><text:s text:c="4"/></text:span>}<text:span text:style-name="T3"><text:line-break/><text:line-break/></text:span><text:s text:c="4"/><text:span text:style-name="T5">// Удалить страну</text:span><text:span text:style-name="T3"><text:line-break/></text:span><text:span text:style-name="T5"><text:s text:c="4"/></text:span><text:span text:style-name="T2">public void </text:span><text:span text:style-name="T6">deleteCountry</text:span>(<text:span text:style-name="T2">int </text:span>code) {<text:span text:style-name="T3"><text:line-break/><text:line-break/></text:span><text:s text:c="7"/><text:span text:style-name="T2">for</text:span>(<text:span text:style-name="T2">int </text:span>i=<text:span text:style-name="T11">0</text:span><text:span text:style-name="T2">; </text:span>i &lt; <text:span text:style-name="T4">cities</text:span>.size()<text:span text:style-name="T2">;</text:span>i++) deleteCity(code)<text:span text:style-name="T2">;</text:span><text:span text:style-name="T3"><text:line-break/><text:line-break/></text:span><text:span text:style-name="T2"><text:s text:c="8"/>for </text:span>(Country a: <text:span text:style-name="T4">countries</text:span>) {<text:span text:style-name="T3"><text:line-break/></text:span><text:s text:c="12"/><text:span text:style-name="T2">if </text:span>(a.<text:span text:style-name="T4">code </text:span>== code){<text:span text:style-name="T3"><text:line-break/></text:span><text:s text:c="16"/><text:span text:style-name="T4">countries</text:span>.remove(a)<text:span text:style-name="T2">;</text:span><text:span text:style-name="T3"><text:line-break/></text:span><text:span text:style-name="T2"><text:s text:c="12"/></text:span>}<text:span text:style-name="T3"><text:line-break/></text:span><text:s text:c="8"/>}<text:span text:style-name="T3"><text:line-break/></text:span><text:s text:c="4"/>}<text:span text:style-name="T3"><text:line-break/><text:line-break/></text:span><text:s text:c="4"/><text:span text:style-name="T5">// Удалить город</text:span><text:span text:style-name="T3"><text:line-break/></text:span><text:span text:style-name="T5"><text:s text:c="4"/></text:span><text:span text:style-name="T2">public void </text:span><text:span text:style-name="T6">deleteCity</text:span>(<text:span text:style-name="T2">int </text:span>countryCode){<text:span text:style-name="T3"><text:line-break/></text:span><text:s text:c="8"/><text:span text:style-name="T2">for </text:span>(City a: <text:span text:style-name="T4">cities</text:span>) {<text:span text:style-name="T3"><text:line-break/></text:span><text:s text:c="12"/><text:span text:style-name="T2">if </text:span>(a.<text:span text:style-name="T4">country</text:span>.<text:span text:style-name="T4">code </text:span>== countryCode){<text:span text:style-name="T3"><text:line-break/></text:span><text:s text:c="16"/><text:span text:style-name="T4">cities</text:span>.remove(a)<text:span text:style-name="T2">;</text:span><text:span text:style-name="T3"><text:line-break/></text:span><text:span text:style-name="T2"><text:s text:c="16"/>return;</text:span><text:span text:style-name="T3"><text:line-break/></text:span><text:span text:style-name="T2"><text:s text:c="12"/></text:span>}<text:span text:style-name="T3"><text:line-break/></text:span><text:s text:c="8"/>}<text:span text:style-name="T3"><text:line-break/></text:span><text:s text:c="4"/>}<text:span text:style-name="T3"><text:line-break/><text:line-break/></text:span><text:s text:c="4"/><text:span text:style-name="T5">// Добавить новый город для заданной страны</text:span><text:span text:style-name="T3"><text:line-break/></text:span><text:span text:style-name="T5"><text:s text:c="4"/></text:span><text:span text:style-name="T2">public void </text:span><text:span text:style-name="T6">addCity</text:span>(<text:span text:style-name="T2">int </text:span>code<text:span text:style-name="T2">, </text:span>String name<text:span text:style-name="T2">, boolean </text:span>isCapital<text:span text:style-name="T2">, int </text:span>count<text:span text:style-name="T2">, int </text:span>countryCode) {<text:span text:style-name="T3"><text:line-break/></text:span><text:s text:c="8"/><text:span text:style-name="T4">cities</text:span>.add(<text:span text:style-name="T2">new </text:span>City(code<text:span text:style-name="T2">,</text:span>name<text:span text:style-name="T2">,</text:span>isCapital<text:span text:style-name="T2">,</text:span>count<text:span text:style-name="T2">,</text:span>getCountry(countryCode)))<text:span text:style-name="T2">;</text:span><text:span text:style-name="T3"><text:line-break/></text:span><text:span text:style-name="T2"><text:s text:c="4"/></text:span>}<text:span text:style-name="T3"><text:line-break/><text:line-break/></text:span>}</text:p>
      <text:p text:style-name="P7"/>
      <text:p text:style-name="P7"><text:span text:style-name="T2">public class </text:span>XMLUtils {<text:span text:style-name="T3"><text:line-break/></text:span><text:s text:c="4"/><text:span text:style-name="T2">private </text:span><text:span text:style-name="T6">XMLUtils</text:span>() {}<text:span text:style-name="T3"><text:line-break/><text:line-break/></text:span><text:s text:c="4"/><text:span text:style-name="T5">// validate using DOM (DTD as defined in the XML)</text:span><text:span text:style-name="T3"><text:line-break/></text:span><text:span text:style-name="T5"><text:s text:c="4"/></text:span><text:span text:style-name="T2">public static boolean </text:span><text:span text:style-name="T6">validateWithDTDUsingDOM</text:span>(String xml)<text:span text:style-name="T3"><text:line-break/></text:span><text:s text:c="12"/><text:span text:style-name="T2">throws </text:span>ParserConfigurationException<text:span text:style-name="T2">, </text:span>IOException<text:span text:style-name="T3"><text:line-break/></text:span><text:s text:c="4"/>{<text:span text:style-name="T3"><text:line-break/></text:span><text:s text:c="8"/><text:span text:style-name="T2">try </text:span>{<text:span text:style-name="T3"><text:line-break/></text:span><text:s text:c="12"/>DocumentBuilderFactory factory = DocumentBuilderFactory.<text:span text:style-name="T8">newInstance</text:span>()<text:span text:style-name="T2">;</text:span><text:span text:style-name="T3"><text:line-break/></text:span><text:span text:style-name="T2"><text:s text:c="12"/></text:span>factory.setValidating(<text:span text:style-name="T2">true</text:span>)<text:span text:style-name="T2">;</text:span><text:span text:style-name="T3"><text:line-break/></text:span><text:span text:style-name="T2"><text:s text:c="12"/></text:span>factory.setNamespaceAware(<text:span text:style-name="T2">true</text:span>)<text:span text:style-name="T2">;</text:span><text:span text:style-name="T3"><text:line-break/><text:line-break/></text:span><text:span text:style-name="T2"><text:s text:c="12"/></text:span>DocumentBuilder builder = factory.newDocumentBuilder()<text:span text:style-name="T2">;</text:span><text:span text:style-name="T3"><text:line-break/><text:line-break/></text:span><text:span text:style-name="T2"><text:s text:c="12"/></text:span>builder.setErrorHandler(<text:span text:style-name="T3"><text:line-break/></text:span><text:s text:c="20"/><text:span text:style-name="T2">new </text:span>ErrorHandler() {<text:span text:style-name="T3"><text:line-break/></text:span><text:s text:c="24"/><text:span text:style-name="T2">public void </text:span><text:span text:style-name="T6">warning</text:span>(SAXParseException e) <text:span text:style-name="T2">throws </text:span>SAXException {<text:span text:style-name="T3"><text:line-break/></text:span><text:s text:c="28"/>System.<text:span text:style-name="T9">out</text:span>.println(<text:span text:style-name="T10">"WARNING : " </text:span>+ e.getMessage())<text:span text:style-name="T2">; </text:span><text:span text:style-name="T5">// do nothing</text:span><text:span text:style-name="T3"><text:line-break/></text:span><text:span text:style-name="T5"><text:s text:c="24"/></text:span>}<text:span text:style-name="T3"><text:line-break/><text:line-break/></text:span><text:s text:c="24"/><text:span text:style-name="T2">public void </text:span><text:span text:style-name="T6">error</text:span>(SAXParseException e) <text:span text:style-name="T2">throws </text:span>SAXException {<text:span text:style-name="T3"><text:line-break/></text:span><text:s text:c="28"/>System.<text:span text:style-name="T9">out</text:span>.println(<text:span text:style-name="T10">"ERROR : " </text:span>+ e.getMessage())<text:span text:style-name="T2">;</text:span><text:span text:style-name="T3"><text:line-break/></text:span><text:span text:style-name="T2"><text:s text:c="28"/>throw </text:span>e<text:span text:style-name="T2">;</text:span><text:span text:style-name="T3"><text:line-break/></text:span><text:span text:style-name="T2"><text:s text:c="24"/></text:span>}<text:span text:style-name="T3"><text:line-break/><text:line-break/></text:span><text:s text:c="24"/><text:span text:style-name="T2">public void </text:span><text:span text:style-name="T6">fatalError</text:span>(SAXParseException e) <text:span text:style-name="T2">throws </text:span>SAXException {<text:span text:style-name="T3"><text:line-break/></text:span><text:s text:c="28"/>System.<text:span text:style-name="T9">out</text:span>.println(<text:span text:style-name="T10">"FATAL : " </text:span>+ e.getMessage())<text:span text:style-name="T2">;</text:span><text:span text:style-name="T3"><text:line-break/></text:span><text:span text:style-name="T2"><text:s text:c="28"/>throw </text:span>e<text:span text:style-name="T2">;</text:span><text:span text:style-name="T3"><text:line-break/></text:span><text:span text:style-name="T2"><text:s text:c="24"/></text:span>}<text:span text:style-name="T3"><text:line-break/></text:span><text:s text:c="20"/>}<text:span text:style-name="T3"><text:line-break/></text:span><text:s text:c="12"/>)<text:span text:style-name="T2">;</text:span><text:span text:style-name="T3"><text:line-break/></text:span><text:span text:style-name="T2"><text:s text:c="12"/></text:span>builder.parse(<text:span text:style-name="T2">new </text:span>InputSource(xml))<text:span text:style-name="T2">;</text:span><text:span text:style-name="T3"><text:line-break/></text:span><text:span text:style-name="T2"><text:s text:c="12"/>return true;</text:span><text:span text:style-name="T3"><text:line-break/></text:span><text:span text:style-name="T2"><text:s text:c="8"/></text:span>}<text:span text:style-name="T3"><text:line-break/></text:span><text:s text:c="8"/><text:span text:style-name="T2">catch </text:span>(ParserConfigurationException pce) {<text:span text:style-name="T3"><text:line-break/></text:span><text:s text:c="12"/><text:span text:style-name="T2">throw </text:span>pce<text:span text:style-name="T2">;</text:span><text:span text:style-name="T3"><text:line-break/></text:span><text:span text:style-name="T2"><text:s text:c="8"/></text:span>}<text:span text:style-name="T3"><text:line-break/></text:span><text:s text:c="8"/><text:span text:style-name="T2">catch </text:span>(IOException io) {<text:span text:style-name="T3"><text:line-break/></text:span><text:s text:c="12"/><text:span text:style-name="T2">throw </text:span>io<text:span text:style-name="T2">;</text:span><text:span text:style-name="T3"><text:line-break/></text:span><text:span text:style-name="T2"><text:s text:c="8"/></text:span>}<text:span text:style-name="T3"><text:line-break/></text:span><text:s text:c="8"/><text:span text:style-name="T2">catch </text:span>(SAXException se){<text:span text:style-name="T3"><text:line-break/></text:span><text:s text:c="12"/><text:span text:style-name="T2">return false;</text:span><text:span text:style-name="T3"><text:line-break/></text:span><text:span text:style-name="T2"><text:s text:c="8"/></text:span>}<text:span text:style-name="T3"><text:line-break/></text:span><text:s text:c="4"/>}<text:span text:style-name="T3"><text:line-break/></text:span>}</text:p>
      <text:p text:style-name="P7"/>
      <text:p text:style-name="P7"><text:span text:style-name="T2">public class </text:span>Main <text:span text:style-name="T2">extends </text:span>Application {<text:span text:style-name="T3"><text:line-break/><text:line-break/></text:span><text:s text:c="4"/><text:span text:style-name="T2">public static void </text:span><text:span text:style-name="T6">main</text:span>(String[] args) {<text:span text:style-name="T3"><text:line-break/></text:span><text:s text:c="8"/><text:span text:style-name="T8">launch</text:span>(args)<text:span text:style-name="T2">;</text:span><text:span text:style-name="T3"><text:line-break/><text:line-break/></text:span><text:span text:style-name="T2"><text:s text:c="4"/></text:span>}<text:span text:style-name="T3"><text:line-break/><text:line-break/></text:span><text:s text:c="4"/><text:span text:style-name="T12">@Override</text:span><text:span text:style-name="T3"><text:line-break/></text:span><text:span text:style-name="T12"><text:s text:c="4"/></text:span><text:span text:style-name="T2">public void </text:span><text:span text:style-name="T6">start</text:span>(Stage primaryStage) {<text:span text:style-name="T3"><text:line-break/></text:span><text:s text:c="8"/>StackPane root = <text:span text:style-name="T2">new </text:span>StackPane()<text:span text:style-name="T2">;</text:span><text:span text:style-name="T3"><text:line-break/></text:span><text:span text:style-name="T2"><text:s text:c="8"/></text:span>primaryStage.setTitle(<text:span text:style-name="T10">"Labrasp2 Lab1"</text:span>)<text:span text:style-name="T2">;</text:span><text:span text:style-name="T3"><text:line-break/></text:span><text:span text:style-name="T2"><text:s text:c="8"/></text:span>Button btn = <text:span text:style-name="T2">new </text:span>Button()<text:span text:style-name="T2">;</text:span><text:span text:style-name="T3"><text:line-break/><text:line-break/></text:span><text:span text:style-name="T2"><text:s text:c="8"/></text:span>btn.setText(<text:span text:style-name="T10">"start demonstration"</text:span>)<text:span text:style-name="T2">;</text:span><text:span text:style-name="T3"><text:line-break/></text:span><text:span text:style-name="T2"><text:s text:c="8"/></text:span>btn.setOnAction(event -&gt; {<text:span text:style-name="T3"><text:line-break/></text:span><text:s text:c="12"/><text:span text:style-name="T13">btn</text:span>.setVisible(<text:span text:style-name="T2">false</text:span>)<text:span text:style-name="T2">;</text:span><text:span text:style-name="T3"><text:line-break/></text:span><text:span text:style-name="T2"><text:s text:c="12"/></text:span>Label label = <text:span text:style-name="T2">new </text:span>Label(<text:span text:style-name="T10">"Look at console ;)"</text:span>)<text:span text:style-name="T2">;</text:span><text:span text:style-name="T3"><text:line-break/></text:span><text:span text:style-name="T2"><text:s text:c="12"/></text:span><text:span text:style-name="T13">root</text:span>.getChildren().add(label)<text:span text:style-name="T2">;</text:span><text:span text:style-name="T3"><text:line-break/></text:span><text:span text:style-name="T2"><text:s text:c="11"/></text:span>alg()<text:span text:style-name="T2">;</text:span><text:span text:style-name="T3"><text:line-break/></text:span><text:span text:style-name="T2"><text:s text:c="8"/></text:span>})<text:span text:style-name="T2">;</text:span><text:span text:style-name="T3"><text:line-break/><text:line-break/></text:span><text:span text:style-name="T2"><text:s text:c="8"/></text:span>root.getChildren().add(btn)<text:span text:style-name="T2">;</text:span><text:span text:style-name="T3"><text:line-break/></text:span><text:span text:style-name="T2"><text:s text:c="8"/></text:span>primaryStage.setScene(<text:span text:style-name="T2">new </text:span>Scene(root<text:span text:style-name="T2">, </text:span><text:span text:style-name="T11">350</text:span><text:span text:style-name="T2">, </text:span><text:span text:style-name="T11">350</text:span>))<text:span text:style-name="T2">;</text:span><text:span text:style-name="T3"><text:line-break/></text:span><text:span text:style-name="T2"><text:s text:c="8"/></text:span>primaryStage.show()<text:span text:style-name="T2">;</text:span><text:span text:style-name="T3"><text:line-break/></text:span><text:span text:style-name="T2"><text:s text:c="8"/></text:span><text:span text:style-name="T3"><text:line-break/></text:span><text:span text:style-name="T2"><text:s text:c="4"/></text:span>}<text:span text:style-name="T3"><text:line-break/><text:line-break/><text:line-break/></text:span><text:s text:c="4"/><text:span text:style-name="T2">void </text:span><text:span text:style-name="T6">alg</text:span>(){<text:span text:style-name="T3"><text:line-break/></text:span><text:s text:c="8"/>Worldmap a = <text:span text:style-name="T2">new </text:span>Worldmap(<text:span text:style-name="T10">"map.xml"</text:span>)<text:span text:style-name="T2">;</text:span><text:span text:style-name="T3"><text:line-break/></text:span><text:span text:style-name="T2"><text:s text:c="8"/></text:span>a.loadFromFile()<text:span text:style-name="T2">;</text:span><text:span text:style-name="T3"><text:line-break/><text:line-break/></text:span><text:span text:style-name="T2"><text:s text:c="8"/></text:span>a.showCountries()<text:span text:style-name="T2">;</text:span><text:span text:style-name="T3"><text:line-break/></text:span><text:span text:style-name="T2"><text:s text:c="8"/></text:span>a.showCities()<text:span text:style-name="T2">;</text:span><text:span text:style-name="T3"><text:line-break/><text:line-break/></text:span><text:span text:style-name="T2"><text:s text:c="8"/></text:span>a.addCountry(<text:span text:style-name="T11">4</text:span><text:span text:style-name="T2">, </text:span><text:span text:style-name="T10">"USA"</text:span>)<text:span text:style-name="T2">;</text:span><text:span text:style-name="T3"><text:line-break/></text:span><text:span text:style-name="T2"><text:s text:c="8"/></text:span>a.addCity(<text:span text:style-name="T11">6</text:span><text:span text:style-name="T2">, </text:span><text:span text:style-name="T10">"LA"</text:span><text:span text:style-name="T2">,true, </text:span><text:span text:style-name="T11">1700000</text:span><text:span text:style-name="T2">,</text:span><text:span text:style-name="T11">4</text:span>)<text:span text:style-name="T2">;</text:span><text:span text:style-name="T3"><text:line-break/></text:span><text:span text:style-name="T2"><text:s text:c="8"/></text:span>a.addCity(<text:span text:style-name="T11">7</text:span><text:span text:style-name="T2">, </text:span><text:span text:style-name="T10">"New York"</text:span><text:span text:style-name="T2">,false, </text:span><text:span text:style-name="T11">3000000</text:span><text:span text:style-name="T2">,</text:span><text:span text:style-name="T11">4</text:span>)<text:span text:style-name="T2">;</text:span><text:span text:style-name="T3"><text:line-break/><text:line-break/><text:line-break/></text:span><text:span text:style-name="T2"><text:s text:c="8"/></text:span>System.<text:span text:style-name="T9">out</text:span>.println(<text:span text:style-name="T10">"</text:span><text:span text:style-name="T2">\n</text:span><text:span text:style-name="T10">----------------------------------------------------------"</text:span>)<text:span text:style-name="T2">;</text:span><text:span text:style-name="T3"><text:line-break/></text:span><text:span text:style-name="T2"><text:s text:c="8"/></text:span>System.<text:span text:style-name="T9">out</text:span>.println(<text:span text:style-name="T10">"----------------------------------------------------------</text:span><text:span text:style-name="T2">\n</text:span><text:span text:style-name="T10">"</text:span>)<text:span text:style-name="T2">;</text:span><text:span text:style-name="T3"><text:line-break/><text:line-break/></text:span><text:span text:style-name="T2"><text:s text:c="8"/></text:span>a.showCountries()<text:span text:style-name="T2">;</text:span><text:span text:style-name="T3"><text:line-break/></text:span><text:span text:style-name="T2"><text:s text:c="8"/></text:span>a.showCities()<text:span text:style-name="T2">;</text:span><text:span text:style-name="T3"><text:line-break/><text:line-break/></text:span><text:span text:style-name="T2"><text:s text:c="8"/></text:span>a.deleteCountry(<text:span text:style-name="T11">3</text:span>)<text:span text:style-name="T2">;</text:span><text:span text:style-name="T3"><text:line-break/><text:line-break/></text:span><text:span text:style-name="T2"><text:s text:c="8"/></text:span>System.<text:span text:style-name="T9">out</text:span>.println(<text:span text:style-name="T10">"</text:span><text:span text:style-name="T2">\n</text:span><text:span text:style-name="T10">----------------------------------------------------------"</text:span>)<text:span text:style-name="T2">;</text:span><text:span text:style-name="T3"><text:line-break/></text:span><text:span text:style-name="T2"><text:s text:c="8"/></text:span>System.<text:span text:style-name="T9">out</text:span>.println(<text:span text:style-name="T10">"----------------------------------------------------------</text:span><text:span text:style-name="T2">\n</text:span><text:span text:style-name="T10">"</text:span>)<text:span text:style-name="T2">;</text:span><text:span text:style-name="T3"><text:line-break/><text:line-break/></text:span><text:span text:style-name="T2"><text:s text:c="8"/></text:span>a.showCountries()<text:span text:style-name="T2">;</text:span><text:span text:style-name="T3"><text:line-break/></text:span><text:span text:style-name="T2"><text:s text:c="8"/></text:span>a.showCities()<text:span text:style-name="T2">;</text:span><text:span text:style-name="T3"><text:line-break/><text:line-break/></text:span><text:span text:style-name="T2"><text:s text:c="8"/></text:span>System.<text:span text:style-name="T9">out</text:span>.println(<text:span text:style-name="T10">"</text:span><text:span text:style-name="T2">\n</text:span><text:span text:style-name="T10">----------------------------------------------------------"</text:span>)<text:span text:style-name="T2">;</text:span><text:span text:style-name="T3"><text:line-break/></text:span><text:span text:style-name="T2"><text:s text:c="8"/></text:span>System.<text:span text:style-name="T9">out</text:span>.println(<text:span text:style-name="T10">"----------------------------------------------------------</text:span><text:span text:style-name="T2">\n</text:span><text:span text:style-name="T10">"</text:span>)<text:span text:style-name="T2">;</text:span><text:span text:style-name="T3"><text:line-break/><text:line-break/></text:span><text:span text:style-name="T2"><text:s text:c="8"/></text:span>System.<text:span text:style-name="T9">out</text:span>.println(<text:span text:style-name="T10">"Country with code " </text:span>+ a.getCountry(<text:span text:style-name="T11">2</text:span>).<text:span text:style-name="T4">code </text:span>+ <text:span text:style-name="T10">" is " </text:span>+ a.getCountry(<text:span text:style-name="T11">2</text:span>).<text:span text:style-name="T4">name</text:span>)<text:span text:style-name="T2">;</text:span><text:span text:style-name="T3"><text:line-break/><text:line-break/></text:span><text:span text:style-name="T2"><text:s text:c="8"/></text:span>System.<text:span text:style-name="T9">out</text:span>.println(<text:span text:style-name="T10">"</text:span><text:span text:style-name="T2">\n</text:span><text:span text:style-name="T10">----------------------------------------------------------"</text:span>)<text:span text:style-name="T2">;</text:span><text:span text:style-name="T3"><text:line-break/></text:span><text:span text:style-name="T2"><text:s text:c="8"/></text:span>System.<text:span text:style-name="T9">out</text:span>.println(<text:span text:style-name="T10">"----------------------------------------------------------</text:span><text:span text:style-name="T2">\n</text:span><text:span text:style-name="T10">"</text:span>)<text:span text:style-name="T2">;</text:span><text:span text:style-name="T3"><text:line-break/><text:line-break/></text:span><text:span text:style-name="T2"><text:s text:c="8"/></text:span>System.<text:span text:style-name="T9">out</text:span>.println(<text:span text:style-name="T10">"Country with index " </text:span>+ <text:span text:style-name="T11">0 </text:span>+ <text:span text:style-name="T10">" is " </text:span>+ a.getCountryInd(<text:span text:style-name="T11">0</text:span>).<text:span text:style-name="T4">name</text:span>)<text:span text:style-name="T2">;</text:span><text:span text:style-name="T3"><text:line-break/><text:line-break/></text:span><text:span text:style-name="T2"><text:s text:c="8"/></text:span>System.<text:span text:style-name="T9">out</text:span>.println(<text:span text:style-name="T10">"</text:span><text:span text:style-name="T2">\n</text:span><text:span text:style-name="T10">----------------------------------------------------------"</text:span>)<text:span text:style-name="T2">;</text:span><text:span text:style-name="T3"><text:line-break/></text:span><text:span text:style-name="T2"><text:s text:c="8"/></text:span>System.<text:span text:style-name="T9">out</text:span>.println(<text:span text:style-name="T10">"----------------------------------------------------------</text:span><text:span text:style-name="T2">\n</text:span><text:span text:style-name="T10">"</text:span>)<text:span text:style-name="T2">;</text:span><text:span text:style-name="T3"><text:line-break/><text:line-break/></text:span><text:span text:style-name="T2"><text:s text:c="8"/></text:span>System.<text:span text:style-name="T9">out</text:span>.println(<text:span text:style-name="T10">"count of countries is " </text:span>+ a.countCountries())<text:span text:style-name="T2">;</text:span><text:span text:style-name="T3"><text:line-break/><text:line-break/></text:span><text:span text:style-name="T2"><text:s text:c="8"/></text:span>a.saveToFile()<text:span text:style-name="T2">;</text:span><text:span text:style-name="T3"><text:line-break/><text:line-break/><text:line-break/></text:span><text:span text:style-name="T2"><text:s text:c="8"/>try </text:span>{<text:span text:style-name="T3"><text:line-break/></text:span><text:s text:c="12"/>System.<text:span text:style-name="T9">out</text:span>.println(XMLUtils.<text:span text:style-name="T8">validateWithDTDUsingDOM</text:span>(<text:span text:style-name="T10">"map.xml"</text:span>))<text:span text:style-name="T2">;</text:span><text:span text:style-name="T3"><text:line-break/></text:span><text:span text:style-name="T2"><text:s text:c="8"/></text:span>} <text:span text:style-name="T2">catch </text:span>(ParserConfiguration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 <text:span text:style-name="T2">catch </text:span>(IOException e) {<text:span text:style-name="T3"><text:line-break/></text:span><text:s text:c="12"/>e.printStackTrace()<text:span text:style-name="T2">;</text:span><text:span text:style-name="T3"><text:line-break/></text:span><text:span text:style-name="T2"><text:s text:c="8"/></text:span>}<text:span text:style-name="T3"><text:line-break/></text:span><text:s text:c="4"/>}<text:span text:style-name="T3"><text:line-break/></text:span>}</text:p>
      <text:p text:style-name="P7"/>
      <text:p text:style-name="P1"/>
      <text:p text:style-name="P1"><text:span text:style-name="T1">Опис програми</text:span></text:p>
      <text:p text:style-name="P1"/>
      <text:p text:style-name="P1">Class City &amp; Country </text:p>
      <text:p text:style-name="P1"><text:tab/>Описує сутність міста та країни<text:tab/></text:p>
      <text:p text:style-name="P1">Class Worldmap</text:p>
      <text:p text:style-name="P1"><text:tab/>Описує логіку роботи з XML файлом</text:p>
      <text:p text:style-name="P1">Class XMLUtils</text:p>
      <text:p text:style-name="P1"><text:tab/>Перевірка коректності структури документа XML</text:p>
      <text:p text:style-name="P1"/>
      <text:p text:style-name="P1"><text:span text:style-name="T1">Опис структури XML-документа в форматі DTD</text:span></text:p>
      <text:p text:style-name="P1"><text:span text:style-name="T1"/></text:p>
      <text:p text:style-name="P10"><text:span text:style-name="T14">&lt;!ELEMENT </text:span><text:span text:style-name="T15">map </text:span><text:span text:style-name="T16">(</text:span><text:span text:style-name="T15">country</text:span><text:span text:style-name="T16">*)</text:span><text:span text:style-name="T14">&gt;</text:span><text:span text:style-name="T17"><text:line-break/></text:span><text:span text:style-name="T14"><text:s text:c="8"/>&lt;!ELEMENT </text:span><text:span text:style-name="T15">country </text:span><text:span text:style-name="T16">(</text:span><text:span text:style-name="T15">city</text:span><text:span text:style-name="T16">*)</text:span><text:span text:style-name="T14">&gt;</text:span><text:span text:style-name="T17"><text:line-break/></text:span><text:span text:style-name="T14"><text:s text:c="8"/>&lt;!ATTLIST </text:span><text:span text:style-name="T15">country id CDATA </text:span><text:span text:style-name="T18">"0"</text:span><text:span text:style-name="T14">&gt;</text:span><text:span text:style-name="T17"><text:line-break/></text:span><text:span text:style-name="T14"><text:s text:c="8"/>&lt;!ATTLIST </text:span><text:span text:style-name="T15">country name CDATA </text:span><text:span text:style-name="T18">"0"</text:span><text:span text:style-name="T14">&gt;</text:span><text:span text:style-name="T17"><text:line-break/></text:span><text:span text:style-name="T14"><text:s text:c="8"/>&lt;!ELEMENT </text:span><text:span text:style-name="T15">city </text:span><text:span text:style-name="T16">()</text:span><text:span text:style-name="T14">&gt;</text:span><text:span text:style-name="T17"><text:line-break/></text:span><text:span text:style-name="T14"><text:s text:c="8"/>&lt;!ATTLIST </text:span><text:span text:style-name="T15">city id CDATA </text:span><text:span text:style-name="T18">"0"</text:span><text:span text:style-name="T14">&gt;</text:span><text:span text:style-name="T17"><text:line-break/></text:span><text:span text:style-name="T14"><text:s text:c="8"/>&lt;!ATTLIST </text:span><text:span text:style-name="T15">city name CDATA </text:span><text:span text:style-name="T18">"0"</text:span><text:span text:style-name="T14">&gt;</text:span><text:span text:style-name="T17"><text:line-break/></text:span><text:span text:style-name="T14"><text:s text:c="8"/>&lt;!ATTLIST </text:span><text:span text:style-name="T15">city iscap CDATA </text:span><text:span text:style-name="T18">"0"</text:span><text:span text:style-name="T14">&gt;</text:span><text:span text:style-name="T17"><text:line-break/></text:span><text:span text:style-name="T14"><text:s text:c="8"/>&lt;!ATTLIST </text:span><text:span text:style-name="T15">city count CDATA </text:span><text:span text:style-name="T18">"0"</text:span><text:span text:style-name="T14">&gt;</text:span></text:p>
      <text:p text:style-name="P10"><text:span text:style-name="T14"/></text:p>
      <text:p text:style-name="P10"><text:span text:style-name="T14"/></text:p>
      <text:p text:style-name="P1"><text:span text:style-name="T1">Опис структури XML-документа в форматі XMLSchema</text:span></text:p>
      <text:p text:style-name="P1"><text:span text:style-name="T1"/></text:p>
      <text:p text:style-name="P1"><text:span text:style-name="T1"/></text:p>
      <text:p text:style-name="P11"><text:span text:style-name="T7">&lt;</text:span>xs:schema xmlns:xs<text:span text:style-name="T7">=</text:span><text:span text:style-name="T10">"http://www.w3.org/2001/XMLSchema"</text:span><text:span text:style-name="T19">&gt;</text:span><text:span text:style-name="T3"><text:line-break/><text:tab/></text:span><text:span text:style-name="T7">&lt;</text:span>xs:element name<text:span text:style-name="T7">=</text:span><text:span text:style-name="T10">"country"</text:span><text:span text:style-name="T19">&gt;</text:span><text:span text:style-name="T3"><text:line-break/><text:tab/><text:tab/></text:span><text:span text:style-name="T7">&lt;</text:span>xs:attribute name<text:span text:style-name="T7">=</text:span><text:span text:style-name="T10">"id" </text:span>type<text:span text:style-name="T7">=</text:span><text:span text:style-name="T10">"xs:decimal"</text:span><text:span text:style-name="T7">/</text:span><text:span text:style-name="T19">&gt;</text:span><text:span text:style-name="T3"><text:line-break/><text:tab/><text:tab/></text:span><text:span text:style-name="T7">&lt;</text:span>xs:attribute name<text:span text:style-name="T7">=</text:span><text:span text:style-name="T10">"name" </text:span>type<text:span text:style-name="T7">=</text:span><text:span text:style-name="T10">"xs:string"</text:span><text:span text:style-name="T7">/</text:span><text:span text:style-name="T19">&gt;</text:span><text:span text:style-name="T3"><text:line-break/><text:tab/></text:span><text:span text:style-name="T7">&lt;/</text:span>xsd:element<text:span text:style-name="T19">&gt;</text:span><text:span text:style-name="T3"><text:line-break/><text:tab/></text:span><text:span text:style-name="T7">&lt;</text:span>xs:element name<text:span text:style-name="T7">=</text:span><text:span text:style-name="T10">"city"</text:span><text:span text:style-name="T19">&gt;</text:span><text:span text:style-name="T3"><text:line-break/><text:tab/><text:tab/></text:span><text:span text:style-name="T7">&lt;</text:span>xs:attribute name<text:span text:style-name="T7">=</text:span><text:span text:style-name="T10">"id" </text:span>type<text:span text:style-name="T7">=</text:span><text:span text:style-name="T10">"xs:decimal"</text:span><text:span text:style-name="T7">/</text:span><text:span text:style-name="T19">&gt;</text:span><text:span text:style-name="T3"><text:line-break/><text:tab/><text:tab/></text:span><text:span text:style-name="T7">&lt;</text:span>xs:attribute name<text:span text:style-name="T7">=</text:span><text:span text:style-name="T10">"name" </text:span>type<text:span text:style-name="T7">=</text:span><text:span text:style-name="T10">"xs:string"</text:span><text:span text:style-name="T7">/</text:span><text:span text:style-name="T19">&gt;</text:span><text:span text:style-name="T3"><text:line-break/><text:tab/><text:tab/></text:span><text:span text:style-name="T7">&lt;</text:span>xs:attribute name<text:span text:style-name="T7">=</text:span><text:span text:style-name="T10">"iscap" </text:span>type<text:span text:style-name="T7">=</text:span><text:span text:style-name="T10">"xs:decimal"</text:span><text:span text:style-name="T7">/</text:span><text:span text:style-name="T19">&gt;</text:span><text:span text:style-name="T3"><text:line-break/><text:tab/><text:tab/></text:span><text:span text:style-name="T7">&lt;</text:span>xs:attribute name<text:span text:style-name="T7">=</text:span><text:span text:style-name="T10">"count" </text:span>type<text:span text:style-name="T7">=</text:span><text:span text:style-name="T10">"xs:decimal"</text:span><text:span text:style-name="T7">/</text:span><text:span text:style-name="T19">&gt;</text:span><text:span text:style-name="T3"><text:line-break/><text:tab/></text:span><text:span text:style-name="T7">&lt;/</text:span>xsd:element<text:span text:style-name="T19">&gt;</text:span><text:span text:style-name="T3"><text:line-break/></text:span><text:span text:style-name="T7">&lt;/</text:span>xsd:schema<text:span text:style-name="T19">&gt;</text:span></text:p>
      <text:p text:style-name="P1"/>
      <text:p text:style-name="P1"/>
      <text:p text:style-name="P1"/>
      <text:p text:style-name="P1"/>
      <text:p text:style-name="P1"><text:tab/></text:p>
      <text:p text:style-name="P1"/>
      <text:list text:style-name="L1">
        <text:list-item>
          <text:p text:style-name="P12"/>
        </text:list-item>
      </text:list>
      <text:p text:style-name="P1"><text:tab/></text:p>
      <text:p text:style-name="P1"/>
      <text:p text:style-name="P1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1</meta:generator>
  </office:meta>
</office:document-meta>
</file>